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、あ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、これはいかにも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の祭壇って感じ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この中に精霊王が眠ってるって
ことか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可能性は高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どうすれば出てくるの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かに封印を解く何かがある、と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みんなでお祈りしてみ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ることを全て試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突破口が見つか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ーし！　頑張って精霊王を目覚めさせる
ぞ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ーっと・・・あと試してないの、何かあったっけ
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常夏さんの案で、「祭壇にガムテープを貼って
思いっきり剥がす」が残って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却下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知らないの？　ガムテープは万能
ツールだって、神絵師はみんな言ってる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カラットたちもガムテープで倒し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生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あ・・・あの～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そんなことしても、私は目覚めません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びく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！？　ど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は、初めまして・・・精霊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、小さな女の子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ぽかーん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一応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見ても普通の女の子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見に驚くより、まず先に聞きたいこと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は、この祭壇に眠っている存在では
なかっ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向こうの道から歩いてきたように見えた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こで眠りについていましたけど、
少し前に目覚めま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世界を覆い始めた魔力の気に、無理やり
起こされた、とい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ったんだ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、自己紹介がまだだ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たち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みなさんの事は存じてま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異世界から召喚された次代の熾天少女の
方々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ー！　さすが精霊王！！
何でも知ってるん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うではな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、みなさんがこちらの世界へ来てから
ひそかにずっと後をつけていたんです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黙ってて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そうだった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ーんぜん気付かな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ぜそんなまねを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代の熾天少女であるノア様からの言い付け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彼女たちが天の使いの力をうまく使いこなせる
ようになるまで、陰からそっと助力してあげな
さい。』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ずっと私たちの後をつけていたん
です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。　ようやく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は、これまでに何度か我々の窮地を
救ったことがあ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が盗賊団の牢屋に捕らわれた時、
北部の凍った洞窟で新人兵の頭上につららが
降り注いだ時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最近では、盗賊団の策略で大量の伏兵に
挟み討ちにされた時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部、精霊王ちゃんが助けてくれたんだ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い。　せんえつなが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う！　いつも見守ってくれてたん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・・・。　ただ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と側近が復活した際の膨大な魔力波の
影響で、ノア様との疎通ができなくなってしまい
ま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はや、どのタイミングでみなさまと合流して
いいのか分からず、今に至るまでずっと後ろを
くっついていた次第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な。</text:p>
          </table:table-cell>
          <table:table-cell table:style-name="ce0" office:value-type="string">
            <text:p>Map009
</text:p>
          </table:table-cell>
          <table:table-cell table:style-name="ce0"/>
          <table:table-cell table:style-name="ce0" office:value-type="string">
            <text:p>I see.</text:p>
          </table:table-cell>
          <table:table-cell table:number-columns-repeated="1020"/>
        </table:table-row>
        <table:table-row>
          <table:table-cell table:style-name="ce0" office:value-type="string">
            <text:p>そんな時に、我々が精霊王の復活を目的として
ここまで来たことを知り、自ら名乗り出たと言う
わけ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もっと早く名乗り出ていれば、こんな
ところまで来る必要なんて無かった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代の熾天少女って、ノアさんって言う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方と一緒に、かつて煉絶の姫君カラットと
闘っていた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</text:p>
          </table:table-cell>
          <table:table-cell table:style-name="ce0" office:value-type="string">
            <text:p>Map120</text:p>
          </table:table-cell>
          <table:table-cell table:style-name="ce0"/>
          <table:table-cell table:style-name="ce0" office:value-type="string">
            <text:p>Yes!</text:p>
          </table:table-cell>
          <table:table-cell table:number-columns-repeated="1020"/>
        </table:table-row>
        <table:table-row>
          <table:table-cell table:style-name="ce0" office:value-type="string">
            <text:p>まあ、その・・・あくまで補助です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、当時の状況を知る貴重な存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話を聞かせて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、もちろん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話を聞きたいのはやまやま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のど乾い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実はわたしもカラカ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砂漠を歩きづめだった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も何か飲みた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したら、このすぐ先にオアシスが
ありま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レイな水なので、それを飲みながらお話し
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さすが地元人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詳しい話はオアシスでくつろぎながら
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ここの陰で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精霊王ちゃん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ぁの・・・ご、ご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・・な、さい・・・っ、も、も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ぉだめぇっ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っとね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運とか・・・いろいろ悪かったみたい・・・
だから、ま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、ノーカンね！　ノーカン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ぇぇええん！　ご、ごめんなさぁあ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あぁぁぁ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みんなにバレる前に片付け
ちゃおう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オアシスの水を汲んで来る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すっ・・・すみません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こなら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危なかったぁ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う・・・すっきりした・・・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秋空さんには、恥ずかしいこと
知られ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顔合わせるの、気まず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そそ、そ、そこにはべべべ別にな、
なな、何もないですよっ！？！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祭壇の裏側に、隠し通路がある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今、開け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、何で通路を隠してあ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荒らしみたいなのがいる、と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いたいそんなとこ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金字塔には破邪の光以外にも、
古代の特殊な術式など未だに解明されて
いないものもあると言わ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った古代技術が、むげに破壊されたり
しないように、いつもは通路を隠してあるん
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かなか興味深い話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体でなければ、すぐにでも調査したい
とこ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サイエンティストって、ストイックな人ばっか
　だな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通路が開いたなら、どんどん進む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破邪の光、ワタシも浴び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消えてなくならないように注意しなさ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ーー！！　ワタシはバイキンじゃ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2+01:00</meta:creation-date>
    <dc:date>2019-12-14T19:37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